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98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great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great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great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41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0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16:00:58.1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1-31T17:01:01.918000000</dc:date>
    <meta:editing-cycles>435</meta:editing-cycles>
    <meta:editing-duration>P5DT13H13M49S</meta:editing-duration>
    <dc:creator>Jöran Balks</dc:creator>
    <meta:document-statistic meta:table-count="2" meta:cell-count="7114" meta:object-count="0"/>
  </office:meta>
</office:document-meta>
</file>